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mydoma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ie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la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servers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x-medi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yeclip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al-technolo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xxrublea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ish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-fast-fing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sofind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gn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tacpa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qlcip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sha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ingcloj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dnss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rr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is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thr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opheriri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leso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yolinu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tinel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0pfs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ctrine-pro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aratuspro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rybir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codehau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sgpac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ggy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tu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ng-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zy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dsh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buildajoomlawebs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entocommer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tf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olitik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rl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stz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g-newsle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km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u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media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sc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tnetopenau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randal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pe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jtwi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thonblo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nelem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to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li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mwa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j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o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ymer-pro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walk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eingwe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plan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macrub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kingwi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ng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k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ra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lprogram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osein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eantessi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kivers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ith-wo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ditlater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bo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vascriptmv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.0.0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eveloperfu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4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deng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sterpre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3" meta:object-count="0"/>
    <meta:generator>LibreOffice/4.2.7.2$Linux_X86_64 LibreOffice_project/420m0$Build-2</meta:generator>
  </office:meta>
</office:document-meta>
</file>